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d1ce" officeooo:paragraph-rsid="000cd1ce" style:font-weight-asian="bold" style:font-weight-complex="bold"/>
    </style:style>
    <style:style style:name="P2" style:family="paragraph" style:parent-style-name="Standard">
      <style:text-properties fo:font-weight="bold" officeooo:rsid="000d89f0" officeooo:paragraph-rsid="000d89f0" style:font-weight-asian="bold" style:font-weight-complex="bold"/>
    </style:style>
    <style:style style:name="P3" style:family="paragraph" style:parent-style-name="Standard">
      <style:text-properties fo:font-weight="bold" officeooo:rsid="00100781" officeooo:paragraph-rsid="00100781" style:font-weight-asian="bold" style:font-weight-complex="bold"/>
    </style:style>
    <style:style style:name="P4" style:family="paragraph" style:parent-style-name="Standard">
      <style:text-properties fo:font-weight="bold" officeooo:rsid="001131f0" officeooo:paragraph-rsid="001131f0" style:font-weight-asian="bold" style:font-weight-complex="bold"/>
    </style:style>
    <style:style style:name="P5" style:family="paragraph" style:parent-style-name="Standard">
      <style:text-properties fo:font-weight="bold" officeooo:rsid="0011e427" officeooo:paragraph-rsid="0011e427" style:font-weight-asian="bold" style:font-weight-complex="bold"/>
    </style:style>
    <style:style style:name="P6" style:family="paragraph" style:parent-style-name="Standard">
      <style:text-properties fo:font-weight="bold" officeooo:rsid="00127a46" officeooo:paragraph-rsid="00127a46" style:font-weight-asian="bold" style:font-weight-complex="bold"/>
    </style:style>
    <style:style style:name="P7" style:family="paragraph" style:parent-style-name="Standard">
      <style:text-properties officeooo:rsid="000ada0d" officeooo:paragraph-rsid="000ada0d"/>
    </style:style>
    <style:style style:name="P8" style:family="paragraph" style:parent-style-name="Standard">
      <style:text-properties style:text-underline-style="none" officeooo:rsid="000ada0d" officeooo:paragraph-rsid="0009f345"/>
    </style:style>
    <style:style style:name="P9" style:family="paragraph" style:parent-style-name="Standard">
      <style:text-properties style:text-underline-style="none" fo:font-weight="normal" officeooo:rsid="000ada0d" officeooo:paragraph-rsid="000ada0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cd1ce" officeooo:paragraph-rsid="000cd1ce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0d89f0" officeooo:paragraph-rsid="000d89f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d89f0" officeooo:paragraph-rsid="000d89f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00781" officeooo:paragraph-rsid="0010078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131f0" officeooo:paragraph-rsid="001131f0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27a46" officeooo:paragraph-rsid="0011e427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27a46" officeooo:paragraph-rsid="00127a46" style:font-weight-asian="normal" style:font-weight-complex="normal"/>
    </style:style>
    <style:style style:name="P17" style:family="paragraph" style:parent-style-name="Standard">
      <style:text-properties fo:font-weight="bold" officeooo:rsid="0014007e" officeooo:paragraph-rsid="0014007e" style:font-weight-asian="bold" style:font-weight-complex="bold"/>
    </style:style>
    <style:style style:name="P18" style:family="paragraph" style:parent-style-name="Standard">
      <style:text-properties officeooo:rsid="0009f345" officeooo:paragraph-rsid="0009f345"/>
    </style:style>
    <style:style style:name="P19" style:family="paragraph" style:parent-style-name="Header">
      <style:text-properties officeooo:rsid="0000cb53" officeooo:paragraph-rsid="0000cb53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e58e9" style:font-weight-asian="normal" style:font-weight-complex="normal"/>
    </style:style>
    <style:style style:name="T4" style:family="text">
      <style:text-properties style:text-underline-style="none" officeooo:rsid="000a7e4a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officeooo:rsid="000a7e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TF: o Código de Defesa do Consumidor alcança as instituições financeiras. <text:span text:style-name="T6">Ademais, aplica-se também aos casos de indenização por danos morais e materiais por </text:span><text:span text:style-name="T4">má prestação de serviço em transporte aéreo.</text:span></text:p>
      <text:p text:style-name="P8"/>
      <text:p text:style-name="P7"><text:span text:style-name="T1">STF, SV 28: é </text:span><text:span text:style-name="T5">inconstitucional</text:span><text:span text:style-name="T2"> a exigência de depósito prévio como requisito de admissibilidade de ação judicial na qual se pretenda discutir a exigibilidade de crédito tributário.</text:span></text:p>
      <text:p text:style-name="P9"/>
      <text:p text:style-name="P1"><text:span text:style-name="T1">Duplo grau de jurisdição</text:span><text:span text:style-name="T2"> → </text:span><text:span text:style-name="T1">não</text:span><text:span text:style-name="T2"> há previsão na CF, mas sim na Conveção Americana de Direitos Humanos.</text:span></text:p>
      <text:p text:style-name="P10"/>
      <text:p text:style-name="P2"><text:span text:style-name="T2">STF: </text:span><text:span text:style-name="T1">não</text:span><text:span text:style-name="T2"> cabe invocar direito adquirido </text:span><text:span text:style-name="T3">frente a</text:span><text:span text:style-name="T2">:</text:span></text:p>
      <text:list xml:id="list3889516400" text:style-name="L1">
        <text:list-item>
          <text:p text:style-name="P11">normas constitucionais originárias;</text:p>
        </text:list-item>
        <text:list-item>
          <text:p text:style-name="P11">mudança do padrão da moeda;</text:p>
        </text:list-item>
        <text:list-item>
          <text:p text:style-name="P11">criação ou aumento de tributos;</text:p>
        </text:list-item>
        <text:list-item>
          <text:p text:style-name="P11">mudança de regime estatutário.</text:p>
        </text:list-item>
      </text:list>
      <text:p text:style-name="P12"/>
      <text:p text:style-name="P3"><text:span text:style-name="T2">STF: a competência do </text:span><text:span text:style-name="T1">tribunal do júri</text:span><text:span text:style-name="T2"> </text:span><text:span text:style-name="T1">não</text:span><text:span text:style-name="T2"> pode ser afastada por lei estadual nem usurpada por vara criminal especializada, sendo </text:span><text:span text:style-name="T1">vedada</text:span><text:span text:style-name="T2"> a alteração da forma de sua composição, que deve ser definida em lei </text:span><text:span text:style-name="T1">nacional</text:span><text:span text:style-name="T2">.</text:span></text:p>
      <text:p text:style-name="P13"/>
      <text:p text:style-name="P4"><text:span text:style-name="T2">STF: a competência para o processo e julgamento de </text:span><text:span text:style-name="T1">latrocínio</text:span><text:span text:style-name="T2"> é do </text:span><text:span text:style-name="T1">juiz singular</text:span><text:span text:style-name="T2">, e não do tribunal do júri.</text:span></text:p>
      <text:p text:style-name="P14"/>
      <text:p text:style-name="P5"><text:span text:style-name="T2">Foro por prerrogativa de função que decorra da </text:span><text:span text:style-name="T1">CF</text:span><text:span text:style-name="T2"> </text:span><text:span text:style-name="T1">prevalece</text:span><text:span text:style-name="T2"> sobre o tribunal do júri.</text:span></text:p>
      <text:p text:style-name="P5"><text:span text:style-name="T2">Tribunal do júri </text:span><text:span text:style-name="T1">prevalece</text:span><text:span text:style-name="T2"> sobre foro por prerrogativa de função previsto </text:span><text:span text:style-name="T1">exclusivamente</text:span><text:span text:style-name="T2"> </text:span><text:span text:style-name="T1">em constituição estadual</text:span><text:span text:style-name="T2">.</text:span></text:p>
      <text:p text:style-name="P15"/>
      <text:p text:style-name="P6"><text:span text:style-name="T2">É possível recorrer das decisões do tribunal do júri caso elas sejam </text:span><text:span text:style-name="T1">manifestamente contrárias à prova dos autos</text:span><text:span text:style-name="T2">.</text:span></text:p>
      <text:p text:style-name="P16"/>
      <text:p text:style-name="P17"><text:span text:style-name="T2">Lei </text:span><text:span text:style-name="T1">ordinária</text:span><text:span text:style-name="T2"> pode ampliar a competência do tribunal do júr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cb53" officeooo:paragraph-rsid="0000cb5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Direitos e garantias fundamentai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2T19:42:05.742000000</dc:date>
    <meta:editing-duration>PT26S</meta:editing-duration>
    <meta:editing-cycles>1</meta:editing-cycles>
    <meta:document-statistic meta:table-count="0" meta:image-count="0" meta:object-count="0" meta:page-count="1" meta:paragraph-count="15" meta:word-count="225" meta:character-count="1398" meta:non-whitespace-character-count="1191"/>
  </office:meta>
</office:document-meta>
</file>